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1vUXiYKHZqneWohIiRG431ZDKJlg0J0dR6o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8:28:42.288821749</meta:creation-date>
    <dc:date>2022-01-26T18:30:20.176004106</dc:date>
    <meta:editing-duration>PT1M4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